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42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14cm" fo:min-width="0cm" loext:decorative="false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28cm" fo:min-width="2.02cm" fo:padding-top="0.178cm" fo:padding-bottom="0.178cm" fo:padding-left="0.303cm" fo:padding-right="0.303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Ubuntu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T1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48cm" svg:y1="0.896cm" svg:x2="5.778cm" svg:y2="0.896cm">
          <text:p/>
        </draw:line>
        <draw:line draw:style-name="gr1" draw:text-style-name="P2" draw:layer="layout" svg:x1="0.198cm" svg:y1="0.896cm" svg:x2="1.994cm" svg:y2="0.896cm">
          <text:p/>
        </draw:line>
        <draw:frame draw:style-name="gr2" draw:text-style-name="P4" draw:layer="layout" svg:width="3.611cm" svg:height="1.892cm" svg:x="1.261cm" svg:y="1.226cm">
          <draw:text-box>
            <text:p text:style-name="P3"><text:span text:style-name="T1">R</text:span></text:p>
          </draw:text-box>
        </draw:frame>
        <draw:custom-shape draw:style-name="gr3" draw:text-style-name="P5" draw:layer="layout" svg:width="0.656cm" svg:height="0.656cm" svg:x="0.066cm" svg:y="0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656cm" svg:height="0.656cm" svg:x="5.442cm" svg:y="0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2.626cm" svg:height="0.984cm" svg:x="1.744cm" svg:y="0.405cm">
          <text:p text:style-name="P6"><text:span text:style-name="T2">5K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96cm" fo:page-height="3.0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9:56:27.073275533</meta:creation-date>
    <dc:date>2025-11-19T20:34:04.118445190</dc:date>
    <meta:editing-duration>PT9M11S</meta:editing-duration>
    <meta:editing-cycles>3</meta:editing-cycles>
    <meta:generator>LibreOffice/24.2.7.2$Linux_X86_64 LibreOffice_project/420$Build-2</meta:generator>
    <meta:print-date>2025-11-19T20:02:45.002200329</meta:print-date>
    <meta:printed-by>PDF files</meta:printed-by>
    <meta:document-statistic meta:object-count="6"/>
  </office:meta>
</office:document-meta>
</file>